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erHttpResponse.ge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verHttpResponse.getH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erverHttpResponse.doCommit( @ Nullable Supplier &lt; ? extends Mono &lt; Void &gt; &gt; writeA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ServerHttpResponse.touchDataBuffer( Data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erverHttpResponse.set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HttpResponse.isCommit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verHttpResponse.writeWith( Publisher &lt; ? extends DataBuffer &gt; bod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ServerHttpResponse.addCookie( ResponseCookie cooki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erverHttpResponse.setRawStatusCode( @ Nullable Integer status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HttpResponse.writeAndFlushWith( Publisher &lt; ? extends Publisher &lt; ? extends DataBuffer &gt;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verHttpResponse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HttpResponse.AbstractServerHttpResponse( DataBufferFactory dataBufferFactory ,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erverHttpResponse.d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HttpResponse.AbstractServerHttpResponse( DataBufferFactory data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HttpResponse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HttpResponse.beforeCommit( Supplier &lt; ? extends Mono &lt; Void &gt;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HttpResponse.getRawStatus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HttpResponse.setStatusCode( @ Nullable HttpStatusCode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